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row>
      <mfenced open="[" close="]">
        <mrow>
          <mtable>
            <mtr>
              <mtd>
                <mrow>
                  <mi>d</mi>
                  <mrow>
                    <mo stretchy="false">(</mo>
                    <mrow>
                      <msub>
                        <mi>P</mi>
                        <mn>1,</mn>
                      </msub>
                      <msub>
                        <mi>P</mi>
                        <mn>1</mn>
                      </msub>
                    </mrow>
                    <mo stretchy="false">)</mo>
                  </mrow>
                  <mi>,</mi>
                  <mi/>
                  <mi>d</mi>
                  <mrow>
                    <mo stretchy="false">(</mo>
                    <mrow>
                      <msub>
                        <mi>P</mi>
                        <mn>1,</mn>
                      </msub>
                      <msub>
                        <mi>P</mi>
                        <mn>2</mn>
                      </msub>
                    </mrow>
                    <mo stretchy="false">)</mo>
                  </mrow>
                  <mi>,</mi>
                  <mi/>
                  <mi>d</mi>
                  <mrow>
                    <mo stretchy="false">(</mo>
                    <mrow>
                      <msub>
                        <mi>P</mi>
                        <mn>1,</mn>
                      </msub>
                      <msub>
                        <mi>P</mi>
                        <mn>3</mn>
                      </msub>
                    </mrow>
                    <mo stretchy="false">)</mo>
                  </mrow>
                  <mi>,</mi>
                  <mi/>
                  <mi>.</mi>
                  <mi/>
                  <mi>.</mi>
                  <mi/>
                  <mi>.</mi>
                  <mi/>
                  <mi>,</mi>
                  <mi/>
                  <mi>d</mi>
                  <mrow>
                    <mo stretchy="false">(</mo>
                    <mrow>
                      <msub>
                        <mi>P</mi>
                        <mn>1,</mn>
                      </msub>
                      <msub>
                        <mi>P</mi>
                        <mi>n</mi>
                      </msub>
                    </mrow>
                    <mo stretchy="false">)</mo>
                  </mrow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>d</mi>
                  <mrow>
                    <mo stretchy="false">(</mo>
                    <mrow>
                      <msub>
                        <mi>P</mi>
                        <mn>2,</mn>
                      </msub>
                      <msub>
                        <mi>P</mi>
                        <mn>1</mn>
                      </msub>
                    </mrow>
                    <mo stretchy="false">)</mo>
                  </mrow>
                  <mi>,</mi>
                  <mi/>
                  <mi>d</mi>
                  <mrow>
                    <mo stretchy="false">(</mo>
                    <mrow>
                      <msub>
                        <mi>P</mi>
                        <mn>2,</mn>
                      </msub>
                      <msub>
                        <mi>P</mi>
                        <mn>2</mn>
                      </msub>
                    </mrow>
                    <mo stretchy="false">)</mo>
                  </mrow>
                  <mi>,</mi>
                  <mi/>
                  <mi>d</mi>
                  <mrow>
                    <mo stretchy="false">(</mo>
                    <mrow>
                      <msub>
                        <mi>P</mi>
                        <mn>2,</mn>
                      </msub>
                      <msub>
                        <mi>P</mi>
                        <mn>3</mn>
                      </msub>
                    </mrow>
                    <mo stretchy="false">)</mo>
                  </mrow>
                  <mi>,</mi>
                  <mi/>
                  <mi>.</mi>
                  <mi/>
                  <mi>.</mi>
                  <mi/>
                  <mi>.</mi>
                  <mi/>
                  <mi>,</mi>
                  <mi/>
                  <mi>d</mi>
                  <mrow>
                    <mo stretchy="false">(</mo>
                    <mrow>
                      <msub>
                        <mi>P</mi>
                        <mn>2,</mn>
                      </msub>
                      <msub>
                        <mi>P</mi>
                        <mi>n</mi>
                      </msub>
                    </mrow>
                    <mo stretchy="false">)</mo>
                  </mrow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>d</mi>
                  <mrow>
                    <mo stretchy="false">(</mo>
                    <mrow>
                      <msub>
                        <mi>P</mi>
                        <mn>3,</mn>
                      </msub>
                      <msub>
                        <mi>P</mi>
                        <mn>1</mn>
                      </msub>
                    </mrow>
                    <mo stretchy="false">)</mo>
                  </mrow>
                  <mi>,</mi>
                  <mi/>
                  <mi>d</mi>
                  <mrow>
                    <mo stretchy="false">(</mo>
                    <mrow>
                      <msub>
                        <mi>P</mi>
                        <mn>3,</mn>
                      </msub>
                      <msub>
                        <mi>P</mi>
                        <mn>2</mn>
                      </msub>
                    </mrow>
                    <mo stretchy="false">)</mo>
                  </mrow>
                  <mi>,</mi>
                  <mi/>
                  <mi>d</mi>
                  <mrow>
                    <mo stretchy="false">(</mo>
                    <mrow>
                      <msub>
                        <mi>P</mi>
                        <mn>3,</mn>
                      </msub>
                      <msub>
                        <mi>P</mi>
                        <mn>3</mn>
                      </msub>
                    </mrow>
                    <mo stretchy="false">)</mo>
                  </mrow>
                  <mi>,</mi>
                  <mi/>
                  <mi>.</mi>
                  <mi/>
                  <mi>.</mi>
                  <mi/>
                  <mi>.</mi>
                  <mi/>
                  <mi>,</mi>
                  <mi/>
                  <mi>d</mi>
                  <mrow>
                    <mo stretchy="false">(</mo>
                    <mrow>
                      <msub>
                        <mi>P</mi>
                        <mn>3,</mn>
                      </msub>
                      <msub>
                        <mi>P</mi>
                        <mi>n</mi>
                      </msub>
                    </mrow>
                    <mo stretchy="false">)</mo>
                  </mrow>
                  <mi/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i>d</mi>
                  <mrow>
                    <mo stretchy="false">(</mo>
                    <mrow>
                      <msub>
                        <mi>P</mi>
                        <mi>n</mi>
                      </msub>
                      <mi>,</mi>
                      <msub>
                        <mi>P</mi>
                        <mn>1</mn>
                      </msub>
                    </mrow>
                    <mo stretchy="false">)</mo>
                  </mrow>
                  <mi>,</mi>
                  <mi/>
                  <mi>d</mi>
                  <mrow>
                    <mo stretchy="false">(</mo>
                    <mrow>
                      <msub>
                        <mi>P</mi>
                        <mi>n</mi>
                      </msub>
                      <mi>,</mi>
                      <msub>
                        <mi>P</mi>
                        <mn>2</mn>
                      </msub>
                    </mrow>
                    <mo stretchy="false">)</mo>
                  </mrow>
                  <mi>,</mi>
                  <mi/>
                  <mi>d</mi>
                  <mrow>
                    <mo stretchy="false">(</mo>
                    <mrow>
                      <msub>
                        <mi>P</mi>
                        <mi>n</mi>
                      </msub>
                      <mi>,</mi>
                      <msub>
                        <mi>P</mi>
                        <mn>3</mn>
                      </msub>
                    </mrow>
                    <mo stretchy="false">)</mo>
                  </mrow>
                  <mi>,</mi>
                  <mi/>
                  <mi>.</mi>
                  <mi/>
                  <mi>.</mi>
                  <mi/>
                  <mi>.</mi>
                  <mi/>
                  <mi>,</mi>
                  <mi/>
                  <mi>d</mi>
                  <mrow>
                    <mo stretchy="false">(</mo>
                    <mrow>
                      <msub>
                        <mi>P</mi>
                        <mi>n</mi>
                      </msub>
                      <mi>,</mi>
                      <msub>
                        <mi>P</mi>
                        <mi>n</mi>
                      </msub>
                    </mrow>
                    <mo stretchy="false">)</mo>
                  </mrow>
                </mrow>
              </mtd>
            </mtr>
          </mtable>
        </mrow>
      </mfenced>
    </mrow>
    <annotation encoding="StarMath 5.0">left [stack{ d(P_1, P_1), ~d(P_1, P_2), ~d(P_1, P_3), ~.~.~.~, ~d(P_1, P_n) #~# d(P_2, P_1), ~d(P_2, P_2), ~d(P_2, P_3), ~.~.~.~,~ d(P_2, P_n) #~# d(P_3, P_1), ~d(P_3, P_2), ~d(P_3, P_3), ~.~.~.~,~ d(P_3, P_n) ~ # . # . # . # d(P_n, P_1), ~d(P_n, P_2), ~d(P_n, P_3), ~.~.~.~,~ d(P_n, P_n)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Magill</meta:initial-creator>
    <meta:creation-date>2015-03-29T19:41:37</meta:creation-date>
    <meta:generator>OpenOffice/4.0.1$Unix OpenOffice.org_project/401m5$Build-9714</meta:generator>
  </office:meta>
</office:document-meta>
</file>